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9889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1.084in"/>
    </style:style>
    <style:style style:name="Table1.D" style:family="table-column">
      <style:table-column-properties style:column-width="0.8944in"/>
    </style:style>
    <style:style style:name="Table1.G" style:family="table-column">
      <style:table-column-properties style:column-width="0.9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8653in"/>
    </style:style>
    <style:style style:name="Table9.B" style:family="table-column">
      <style:table-column-properties style:column-width="0.866in"/>
    </style:style>
    <style:style style:name="Table9.D" style:family="table-column">
      <style:table-column-properties style:column-width="0.5285in"/>
    </style:style>
    <style:style style:name="Table9.E" style:family="table-column">
      <style:table-column-properties style:column-width="1in"/>
    </style:style>
    <style:style style:name="Table9.F" style:family="table-column">
      <style:table-column-properties style:column-width="1.0625in"/>
    </style:style>
    <style:style style:name="Table9.H" style:family="table-column">
      <style:table-column-properties style:column-width="0.7396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H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3847in" style:rel-column-width="13107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E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8653in" style:rel-column-width="8191*"/>
    </style:style>
    <style:style style:name="Table17.H" style:family="table-column">
      <style:table-column-properties style:column-width="0.866in" style:rel-column-width="819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H1" style:family="table-cell">
      <style:table-cell-properties fo:padding="0.0382in" fo:border="0.05pt solid #000000"/>
    </style:style>
    <style:style style:name="Table18" style:family="table">
      <style:table-properties style:width="6.9271in" fo:margin-left="0in" table:align="left"/>
    </style:style>
    <style:style style:name="Table18.A" style:family="table-column">
      <style:table-column-properties style:column-width="1.125in"/>
    </style:style>
    <style:style style:name="Table18.B" style:family="table-column">
      <style:table-column-properties style:column-width="0.6875in"/>
    </style:style>
    <style:style style:name="Table18.C" style:family="table-column">
      <style:table-column-properties style:column-width="0.5625in"/>
    </style:style>
    <style:style style:name="Table18.D" style:family="table-column">
      <style:table-column-properties style:column-width="1.25in"/>
    </style:style>
    <style:style style:name="Table18.E" style:family="table-column">
      <style:table-column-properties style:column-width="0.8125in"/>
    </style:style>
    <style:style style:name="Table18.F" style:family="table-column">
      <style:table-column-properties style:column-width="0.9375in"/>
    </style:style>
    <style:style style:name="Table18.G" style:family="table-column">
      <style:table-column-properties style:column-width="1.5521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G1" style:family="table-cell">
      <style:table-cell-properties fo:padding="0.0382in" fo:border="0.05pt solid #000000"/>
    </style:style>
    <style:style style:name="Table19" style:family="table">
      <style:table-properties style:width="7.7292in" fo:margin-left="-0.6in" table:align="left"/>
    </style:style>
    <style:style style:name="Table19.A" style:family="table-column">
      <style:table-column-properties style:column-width="0.5938in"/>
    </style:style>
    <style:style style:name="Table19.B" style:family="table-column">
      <style:table-column-properties style:column-width="0.4792in"/>
    </style:style>
    <style:style style:name="Table19.C" style:family="table-column">
      <style:table-column-properties style:column-width="0.4896in"/>
    </style:style>
    <style:style style:name="Table19.D" style:family="table-column">
      <style:table-column-properties style:column-width="0.6979in"/>
    </style:style>
    <style:style style:name="Table19.E" style:family="table-column">
      <style:table-column-properties style:column-width="0.4271in"/>
    </style:style>
    <style:style style:name="Table19.F" style:family="table-column">
      <style:table-column-properties style:column-width="0.8542in"/>
    </style:style>
    <style:style style:name="Table19.G" style:family="table-column">
      <style:table-column-properties style:column-width="0.4688in"/>
    </style:style>
    <style:style style:name="Table19.H" style:family="table-column">
      <style:table-column-properties style:column-width="1.1042in"/>
    </style:style>
    <style:style style:name="Table19.I" style:family="table-column">
      <style:table-column-properties style:column-width="0.8854in"/>
    </style:style>
    <style:style style:name="Table19.J" style:family="table-column">
      <style:table-column-properties style:column-width="0.9167in"/>
    </style:style>
    <style:style style:name="Table19.K" style:family="table-column">
      <style:table-column-properties style:column-width="0.812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K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1.7313in" style:rel-column-width="16383*"/>
    </style:style>
    <style:style style:name="Table21.D" style:family="table-column">
      <style:table-column-properties style:column-width="1.7313in" style:rel-column-width="16386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D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2f1b5" officeooo:paragraph-rsid="0002f1b5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text-properties style:font-name="Calibri" officeooo:rsid="0002f1b5" officeooo:paragraph-rsid="0002f1b5"/>
    </style:style>
    <style:style style:name="P4" style:family="paragraph" style:parent-style-name="Table_20_Contents">
      <style:text-properties officeooo:rsid="000146ce" officeooo:paragraph-rsid="000146ce"/>
    </style:style>
    <style:style style:name="P5" style:family="paragraph" style:parent-style-name="Table_20_Contents">
      <style:text-properties style:font-name="Calibri" style:text-underline-style="solid" style:text-underline-width="auto" style:text-underline-color="font-color" officeooo:rsid="000146ce" officeooo:paragraph-rsid="000146ce"/>
    </style:style>
    <style:style style:name="P6" style:family="paragraph" style:parent-style-name="Table_20_Contents">
      <style:text-properties style:font-name="Calibri" style:text-underline-style="solid" style:text-underline-width="auto" style:text-underline-color="font-color" officeooo:rsid="0002ae46" officeooo:paragraph-rsid="0002ae46"/>
    </style:style>
    <style:style style:name="P7" style:family="paragraph" style:parent-style-name="Table_20_Contents">
      <style:text-properties style:font-name="Calibri" style:text-underline-style="solid" style:text-underline-width="auto" style:text-underline-color="font-color" officeooo:rsid="0002eb9b" officeooo:paragraph-rsid="0002eb9b"/>
    </style:style>
    <style:style style:name="P8" style:family="paragraph" style:parent-style-name="Table_20_Contents">
      <style:text-properties style:font-name="Calibri" officeooo:rsid="0002ae46" officeooo:paragraph-rsid="0002ae46"/>
    </style:style>
    <style:style style:name="P9" style:family="paragraph" style:parent-style-name="Table_20_Contents">
      <style:text-properties style:font-name="Calibri" style:text-underline-style="none" officeooo:rsid="0002ae46" officeooo:paragraph-rsid="0002ae46" loext:padding="0.0201in" loext:border-left="none" loext:border-right="none" loext:border-top="none" loext:border-bottom="0.26pt dotted #000000" loext:shadow="none"/>
    </style:style>
    <style:style style:name="P10" style:family="paragraph" style:parent-style-name="Table_20_Contents">
      <style:text-properties style:font-name="Calibri" style:text-underline-style="none" officeooo:rsid="0002eb9b" officeooo:paragraph-rsid="0002eb9b"/>
    </style:style>
    <style:style style:name="P11" style:family="paragraph" style:parent-style-name="Table_20_Contents">
      <style:text-properties style:font-name="Calibri" officeooo:rsid="0002eb9b" officeooo:paragraph-rsid="0002eb9b"/>
    </style:style>
    <style:style style:name="P12" style:family="paragraph" style:parent-style-name="Standard">
      <style:text-properties style:font-name="Calibri"/>
    </style:style>
    <style:style style:name="P13" style:family="paragraph" style:parent-style-name="Standard">
      <style:text-properties style:font-name="Calibri" officeooo:rsid="0002f1b5" officeooo:paragraph-rsid="0002f1b5"/>
    </style:style>
    <style:style style:name="P14" style:family="paragraph">
      <style:paragraph-properties fo:text-align="center"/>
    </style:style>
    <style:style style:name="T1" style:family="text">
      <style:text-properties officeooo:rsid="0002f1b5"/>
    </style:style>
    <style:style style:name="T2" style:family="text">
      <style:text-properties officeooo:rsid="0005f098"/>
    </style:style>
    <style:style style:name="gr1" style:family="graphic">
      <style:graphic-properties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res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B"/>
        <table:table-column table:style-name="Table1.G"/>
        <table:table-row>
          <table:table-cell table:style-name="Table1.A1" office:value-type="string">
            <text:p text:style-name="P5">address_id</text:p>
          </table:table-cell>
          <table:table-cell table:style-name="Table1.A1" office:value-type="string">
            <text:p text:style-name="P4">app_num</text:p>
          </table:table-cell>
          <table:table-cell table:style-name="Table1.A1" office:value-type="string">
            <text:p text:style-name="P4">street_address</text:p>
          </table:table-cell>
          <table:table-cell table:style-name="Table1.A1" office:value-type="string">
            <text:p text:style-name="P4">city</text:p>
          </table:table-cell>
          <table:table-cell table:style-name="Table1.A1" office:value-type="string">
            <text:p text:style-name="P4">state</text:p>
          </table:table-cell>
          <table:table-cell table:style-name="Table1.A1" office:value-type="string">
            <text:p text:style-name="P4">zip</text:p>
          </table:table-cell>
          <table:table-cell table:style-name="Table1.G1" office:value-type="string">
            <text:p text:style-name="P4">supplier_id</text:p>
          </table:table-cell>
        </table:table-row>
      </table:table>
      <text:p text:style-name="P2"><draw:line text:anchor-type="paragraph" draw:z-index="0" draw:name="Shape1" draw:style-name="gr1" draw:text-style-name="P14" svg:x1="0.4626in" svg:y1="0.3902in" svg:x2="6.4835in" svg:y2="0.3902in"><text:p/></draw:line><draw:line text:anchor-type="paragraph" draw:z-index="1" draw:name="Shape2" draw:style-name="gr2" draw:text-style-name="P14" svg:x1="1.4728in" svg:y1="0.3902in" svg:x2="1.4728in" svg:y2="0.1299in"><text:p/></draw:line><draw:line text:anchor-type="paragraph" draw:z-index="2" draw:name="Shape2" draw:style-name="gr2" draw:text-style-name="P14" svg:x1="2.5665in" svg:y1="0.3902in" svg:x2="2.5665in" svg:y2="0.1299in"><text:p/></draw:line><draw:line text:anchor-type="paragraph" draw:z-index="3" draw:name="Shape2" draw:style-name="gr2" draw:text-style-name="P14" svg:x1="3.4728in" svg:y1="0.3902in" svg:x2="3.4728in" svg:y2="0.1299in"><text:p/></draw:line><draw:line text:anchor-type="paragraph" draw:z-index="4" draw:name="Shape2" draw:style-name="gr2" draw:text-style-name="P14" svg:x1="4.3898in" svg:y1="0.3902in" svg:x2="4.3898in" svg:y2="0.1299in"><text:p/></draw:line><draw:line text:anchor-type="paragraph" draw:z-index="5" draw:name="Shape2" draw:style-name="gr2" draw:text-style-name="P14" svg:x1="5.4102in" svg:y1="0.3902in" svg:x2="5.4102in" svg:y2="0.1299in"><text:p/></draw:line><draw:line text:anchor-type="paragraph" draw:z-index="6" draw:name="Shape2" draw:style-name="gr2" draw:text-style-name="P14" svg:x1="6.4835in" svg:y1="0.3902in" svg:x2="6.4835in" svg:y2="0.1299in"><text:p/></draw:line><draw:line text:anchor-type="paragraph" draw:z-index="7" draw:name="Shape2" draw:style-name="gr1" draw:text-style-name="P14" svg:x1="0.4626in" svg:y1="0.3902in" svg:x2="0.4626in" svg:y2="0.1299in"><text:p/></draw:line></text:p>
      <text:p text:style-name="P2"/>
      <text:p text:style-name="P3"/>
      <text:p text:style-name="P3">auction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9">timestamp_start</text:p>
          </table:table-cell>
          <table:table-cell table:style-name="Table2.A1" office:value-type="string">
            <text:p text:style-name="P8">timestamp_end</text:p>
          </table:table-cell>
          <table:table-cell table:style-name="Table2.C1" office:value-type="string">
            <text:p text:style-name="P8">item_id</text:p>
          </table:table-cell>
        </table:table-row>
      </table:table>
      <text:p text:style-name="P2"><draw:line text:anchor-type="paragraph" draw:z-index="8" draw:name="Shape1" draw:style-name="gr1" draw:text-style-name="P14" svg:x1="0.9in" svg:y1="0.3555in" svg:x2="5.848in" svg:y2="0.3555in"><text:p/></draw:line><draw:line text:anchor-type="paragraph" draw:z-index="9" draw:name="Shape2" draw:style-name="gr1" draw:text-style-name="P14" svg:x1="0.9in" svg:y1="0.3555in" svg:x2="0.9in" svg:y2="0.0953in"><text:p/></draw:line><draw:line text:anchor-type="paragraph" draw:z-index="44" draw:name="Shape2" draw:style-name="gr2" draw:text-style-name="P14" svg:x1="3.4311in" svg:y1="0.3555in" svg:x2="3.4311in" svg:y2="0.0953in"><text:p/></draw:line></text:p>
      <text:p text:style-name="P2"/>
      <text:p text:style-name="P3">bid_by</text:p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8">max_amount</text:p>
          </table:table-cell>
          <table:table-cell table:style-name="Table3.A1" office:value-type="string">
            <text:p text:style-name="P8">is_auto</text:p>
          </table:table-cell>
          <table:table-cell table:style-name="Table3.A1" office:value-type="string">
            <text:p text:style-name="P6">bid_id</text:p>
          </table:table-cell>
          <table:table-cell table:style-name="Table3.D1" office:value-type="string">
            <text:p text:style-name="P6">username</text:p>
          </table:table-cell>
        </table:table-row>
      </table:table>
      <text:p text:style-name="P2"><draw:line text:anchor-type="paragraph" draw:z-index="43" draw:name="Shape2" draw:style-name="gr2" draw:text-style-name="P14" svg:x1="0.7539in" svg:y1="0.3646in" svg:x2="0.7539in" svg:y2="0.1043in"><text:p/></draw:line><draw:line text:anchor-type="paragraph" draw:z-index="10" draw:name="Shape2" draw:style-name="gr2" draw:text-style-name="P14" svg:x1="2.65in" svg:y1="0.3646in" svg:x2="2.65in" svg:y2="0.1043in"><text:p/></draw:line><draw:line text:anchor-type="paragraph" draw:z-index="102" draw:name="Shape2" draw:style-name="gr1" draw:text-style-name="P14" svg:x1="4.2957in" svg:y1="0.3646in" svg:x2="4.2957in" svg:y2="0.1043in"><text:p/></draw:line><draw:line text:anchor-type="paragraph" draw:z-index="103" draw:name="Shape2" draw:style-name="gr2" draw:text-style-name="P14" svg:x1="6.2228in" svg:y1="0.3646in" svg:x2="6.2228in" svg:y2="0.1043in"><text:p/></draw:line></text:p>
      <text:p text:style-name="P2"><draw:line text:anchor-type="paragraph" draw:z-index="11" draw:name="Shape1" draw:style-name="gr1" draw:text-style-name="P14" svg:x1="0.7543in" svg:y1="0.161in" svg:x2="6.2232in" svg:y2="0.161in"><text:p/></draw:line></text:p>
      <text:p text:style-name="P3">bid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7">bid_id</text:p>
          </table:table-cell>
          <table:table-cell table:style-name="Table4.A1" office:value-type="string">
            <text:p text:style-name="P11">amount</text:p>
          </table:table-cell>
          <table:table-cell table:style-name="Table4.A1" office:value-type="string">
            <text:p text:style-name="P11">cancellation_timestamp</text:p>
          </table:table-cell>
          <table:table-cell table:style-name="Table4.D1" office:value-type="string">
            <text:p text:style-name="P11">item_id</text:p>
          </table:table-cell>
        </table:table-row>
      </table:table>
      <text:p text:style-name="P2"><draw:line text:anchor-type="paragraph" draw:z-index="30" draw:name="Shape2" draw:style-name="gr1" draw:text-style-name="P14" svg:x1="0.8374in" svg:y1="0.3374in" svg:x2="0.8374in" svg:y2="0.0772in"><text:p/></draw:line><draw:line text:anchor-type="paragraph" draw:z-index="45" draw:name="Shape2" draw:style-name="gr2" draw:text-style-name="P14" svg:x1="2.5327in" svg:y1="0.3374in" svg:x2="2.5327in" svg:y2="0.0772in"><text:p/></draw:line><draw:line text:anchor-type="paragraph" draw:z-index="46" draw:name="Shape2" draw:style-name="gr2" draw:text-style-name="P14" svg:x1="4.3228in" svg:y1="0.3374in" svg:x2="4.3228in" svg:y2="0.0772in"><text:p/></draw:line><draw:line text:anchor-type="paragraph" draw:z-index="47" draw:name="Shape2" draw:style-name="gr2" draw:text-style-name="P14" svg:x1="6.1083in" svg:y1="0.3374in" svg:x2="6.1083in" svg:y2="0.0772in"><text:p/></draw:line></text:p>
      <text:p text:style-name="P2"><draw:line text:anchor-type="paragraph" draw:z-index="12" draw:name="Shape1" draw:style-name="gr1" draw:text-style-name="P14" svg:x1="0.8374in" svg:y1="0.1339in" svg:x2="6.1083in" svg:y2="0.1339in"><text:p/></draw:line></text:p>
      <text:p text:style-name="P3">category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7">category_id</text:p>
          </table:table-cell>
          <table:table-cell table:style-name="Table5.A1" office:value-type="string">
            <text:p text:style-name="P11">description</text:p>
          </table:table-cell>
          <table:table-cell table:style-name="Table5.A1" office:value-type="string">
            <text:p text:style-name="P11">category_name</text:p>
          </table:table-cell>
          <table:table-cell table:style-name="Table5.D1" office:value-type="string">
            <text:p text:style-name="P11">parent_id</text:p>
          </table:table-cell>
        </table:table-row>
      </table:table>
      <text:p text:style-name="P2"><draw:line text:anchor-type="paragraph" draw:z-index="31" draw:name="Shape2" draw:style-name="gr1" draw:text-style-name="P14" svg:x1="0.7957in" svg:y1="0.3in" svg:x2="0.7957in" svg:y2="0.0398in"><text:p/></draw:line><draw:line text:anchor-type="paragraph" draw:z-index="48" draw:name="Shape2" draw:style-name="gr2" draw:text-style-name="P14" svg:x1="2.5846in" svg:y1="0.3in" svg:x2="2.5846in" svg:y2="0.0398in"><text:p/></draw:line><draw:line text:anchor-type="paragraph" draw:z-index="49" draw:name="Shape2" draw:style-name="gr2" draw:text-style-name="P14" svg:x1="4.3425in" svg:y1="0.3in" svg:x2="4.3425in" svg:y2="0.0398in"><text:p/></draw:line><draw:line text:anchor-type="paragraph" draw:z-index="50" draw:name="Shape2" draw:style-name="gr2" draw:text-style-name="P14" svg:x1="6.0807in" svg:y1="0.3in" svg:x2="6.0807in" svg:y2="0.0398in"><text:p/></draw:line></text:p>
      <text:p text:style-name="P2"><draw:line text:anchor-type="paragraph" draw:z-index="13" draw:name="Shape1" draw:style-name="gr1" draw:text-style-name="P14" svg:x1="0.7957in" svg:y1="0.0965in" svg:x2="6.0768in" svg:y2="0.0965in"><text:p/></draw:line></text:p>
      <text:p text:style-name="P3">company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point_of_contact</text:p>
          </table:table-cell>
          <table:table-cell table:style-name="Table6.B1" office:value-type="string">
            <text:p text:style-name="P7">supplier_id</text:p>
          </table:table-cell>
        </table:table-row>
      </table:table>
      <text:p text:style-name="P2"><draw:line text:anchor-type="paragraph" draw:z-index="32" draw:name="Shape2" draw:style-name="gr1" draw:text-style-name="P14" svg:x1="5.3374in" svg:y1="0.3248in" svg:x2="5.3374in" svg:y2="0.0646in"><text:p/></draw:line><draw:line text:anchor-type="paragraph" draw:z-index="51" draw:name="Shape2" draw:style-name="gr2" draw:text-style-name="P14" svg:x1="1.4311in" svg:y1="0.3248in" svg:x2="1.4311in" svg:y2="0.0646in"><text:p/></draw:line></text:p>
      <text:p text:style-name="P2"><draw:line text:anchor-type="paragraph" draw:z-index="14" draw:name="Shape1" draw:style-name="gr1" draw:text-style-name="P14" svg:x1="1.4311in" svg:y1="0.1217in" svg:x2="5.3374in" svg:y2="0.1217in"><text:p/></draw:line></text:p>
      <text:p text:style-name="P3">contact_by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phone_number</text:p>
          </table:table-cell>
          <table:table-cell table:style-name="Table7.B1" office:value-type="string">
            <text:p text:style-name="P7">supplier_id</text:p>
          </table:table-cell>
        </table:table-row>
      </table:table>
      <text:p text:style-name="P2"><draw:line text:anchor-type="paragraph" draw:z-index="104" draw:name="Shape2" draw:style-name="gr1" draw:text-style-name="P14" svg:x1="1.4102in" svg:y1="0.3394in" svg:x2="1.4102in" svg:y2="0.0791in"><text:p/></draw:line><draw:line text:anchor-type="paragraph" draw:z-index="105" draw:name="Shape2" draw:style-name="gr2" draw:text-style-name="P14" svg:x1="5.348in" svg:y1="0.3394in" svg:x2="5.348in" svg:y2="0.0791in"><text:p/></draw:line></text:p>
      <text:p text:style-name="P2"><draw:line text:anchor-type="paragraph" draw:z-index="15" draw:name="Shape1" draw:style-name="gr1" draw:text-style-name="P14" svg:x1="1.4102in" svg:y1="0.1362in" svg:x2="5.3476in" svg:y2="0.1362in"><text:p/></draw:line></text:p>
      <text:p text:style-name="P3">credit_card</text:p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7">number</text:p>
          </table:table-cell>
          <table:table-cell table:style-name="Table8.A1" office:value-type="string">
            <text:p text:style-name="P11">name</text:p>
          </table:table-cell>
          <table:table-cell table:style-name="Table8.A1" office:value-type="string">
            <text:p text:style-name="P11">type</text:p>
          </table:table-cell>
          <table:table-cell table:style-name="Table8.D1" office:value-type="string">
            <text:p text:style-name="P11">expiration</text:p>
          </table:table-cell>
        </table:table-row>
      </table:table>
      <text:p text:style-name="P2"><draw:line text:anchor-type="paragraph" draw:z-index="33" draw:name="Shape2" draw:style-name="gr1" draw:text-style-name="P14" svg:x1="0.8272in" svg:y1="0.3228in" svg:x2="0.8272in" svg:y2="0.0626in"><text:p/></draw:line><draw:line text:anchor-type="paragraph" draw:z-index="52" draw:name="Shape2" draw:style-name="gr2" draw:text-style-name="P14" svg:x1="2.6173in" svg:y1="0.3228in" svg:x2="2.6173in" svg:y2="0.0626in"><text:p/></draw:line><draw:line text:anchor-type="paragraph" draw:z-index="53" draw:name="Shape2" draw:style-name="gr2" draw:text-style-name="P14" svg:x1="4.3291in" svg:y1="0.3228in" svg:x2="4.3291in" svg:y2="0.0626in"><text:p/></draw:line><draw:line text:anchor-type="paragraph" draw:z-index="54" draw:name="Shape2" draw:style-name="gr2" draw:text-style-name="P14" svg:x1="6.2366in" svg:y1="0.3228in" svg:x2="6.2366in" svg:y2="0.0626in"><text:p/></draw:line></text:p>
      <text:p text:style-name="P2"><draw:line text:anchor-type="paragraph" draw:z-index="16" draw:name="Shape1" draw:style-name="gr1" draw:text-style-name="P14" svg:x1="0.8272in" svg:y1="0.1193in" svg:x2="6.2437in" svg:y2="0.1193in"><text:p/></draw:line></text:p>
      <text:p text:style-name="P3">custom_shoe</text:p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D"/>
        <table:table-column table:style-name="Table9.E"/>
        <table:table-column table:style-name="Table9.F"/>
        <table:table-column table:style-name="Table9.E"/>
        <table:table-column table:style-name="Table9.H"/>
        <table:table-row>
          <table:table-cell table:style-name="Table9.A1" office:value-type="string">
            <text:p text:style-name="P11">tong_style</text:p>
          </table:table-cell>
          <table:table-cell table:style-name="Table9.A1" office:value-type="string">
            <text:p text:style-name="P11">sole_style</text:p>
          </table:table-cell>
          <table:table-cell table:style-name="Table9.A1" office:value-type="string">
            <text:p text:style-name="P11">shoe_style</text:p>
          </table:table-cell>
          <table:table-cell table:style-name="Table9.A1" office:value-type="string">
            <text:p text:style-name="P11">color</text:p>
          </table:table-cell>
          <table:table-cell table:style-name="Table9.A1" office:value-type="string">
            <text:p text:style-name="P11">side_img_id</text:p>
          </table:table-cell>
          <table:table-cell table:style-name="Table9.A1" office:value-type="string">
            <text:p text:style-name="P11">front_img_id</text:p>
          </table:table-cell>
          <table:table-cell table:style-name="Table9.A1" office:value-type="string">
            <text:p text:style-name="P11">back_img_id</text:p>
          </table:table-cell>
          <table:table-cell table:style-name="Table9.H1" office:value-type="string">
            <text:p text:style-name="P7">item_id</text:p>
          </table:table-cell>
        </table:table-row>
      </table:table>
      <text:p text:style-name="P2"><draw:line text:anchor-type="paragraph" draw:z-index="55" draw:name="Shape2" draw:style-name="gr2" draw:text-style-name="P14" svg:x1="0.4756in" svg:y1="0.3374in" svg:x2="0.4756in" svg:y2="0.0772in"><text:p/></draw:line><draw:line text:anchor-type="paragraph" draw:z-index="56" draw:name="Shape2" draw:style-name="gr2" draw:text-style-name="P14" svg:x1="1.2827in" svg:y1="0.3374in" svg:x2="1.2827in" svg:y2="0.0772in"><text:p/></draw:line><draw:line text:anchor-type="paragraph" draw:z-index="57" draw:name="Shape2" draw:style-name="gr2" draw:text-style-name="P14" svg:x1="2.1492in" svg:y1="0.3374in" svg:x2="2.1492in" svg:y2="0.0772in"><text:p/></draw:line><draw:line text:anchor-type="paragraph" draw:z-index="58" draw:name="Shape2" draw:style-name="gr2" draw:text-style-name="P14" svg:x1="2.8453in" svg:y1="0.3374in" svg:x2="2.8453in" svg:y2="0.0772in"><text:p/></draw:line><draw:line text:anchor-type="paragraph" draw:z-index="59" draw:name="Shape2" draw:style-name="gr2" draw:text-style-name="P14" svg:x1="3.6201in" svg:y1="0.3374in" svg:x2="3.6201in" svg:y2="0.0772in"><text:p/></draw:line><draw:line text:anchor-type="paragraph" draw:z-index="60" draw:name="Shape2" draw:style-name="gr2" draw:text-style-name="P14" svg:x1="4.6165in" svg:y1="0.3374in" svg:x2="4.6165in" svg:y2="0.0772in"><text:p/></draw:line><draw:line text:anchor-type="paragraph" draw:z-index="61" draw:name="Shape2" draw:style-name="gr2" draw:text-style-name="P14" svg:x1="5.6972in" svg:y1="0.3374in" svg:x2="5.6972in" svg:y2="0.0772in"><text:p/></draw:line><draw:line text:anchor-type="paragraph" draw:z-index="62" draw:name="Shape2" draw:style-name="gr1" draw:text-style-name="P14" svg:x1="6.4835in" svg:y1="0.3374in" svg:x2="6.4835in" svg:y2="0.0772in"><text:p/></draw:line></text:p>
      <text:p text:style-name="P2"><draw:line text:anchor-type="paragraph" draw:z-index="17" draw:name="Shape1" draw:style-name="gr1" draw:text-style-name="P14" svg:x1="0.4626in" svg:y1="0.1339in" svg:x2="6.4835in" svg:y2="0.1339in"><text:p/></draw:line></text:p>
      <text:p text:style-name="P3">customer_service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7">cu<text:span text:style-name="T1">s</text:span>tomer_service_id</text:p>
          </table:table-cell>
          <table:table-cell table:style-name="Table10.A1" office:value-type="string">
            <text:p text:style-name="P11">email</text:p>
          </table:table-cell>
          <table:table-cell table:style-name="Table10.A1" office:value-type="string">
            <text:p text:style-name="P11">faqs</text:p>
          </table:table-cell>
          <table:table-cell table:style-name="Table10.D1" office:value-type="string">
            <text:p text:style-name="P11">phone_number</text:p>
          </table:table-cell>
        </table:table-row>
      </table:table>
      <text:p text:style-name="P2"><draw:line text:anchor-type="paragraph" draw:z-index="34" draw:name="Shape2" draw:style-name="gr1" draw:text-style-name="P14" svg:x1="0.7543in" svg:y1="0.3728in" svg:x2="0.7543in" svg:y2="0.1126in"><text:p/></draw:line><draw:line text:anchor-type="paragraph" draw:z-index="63" draw:name="Shape2" draw:style-name="gr2" draw:text-style-name="P14" svg:x1="2.5272in" svg:y1="0.3728in" svg:x2="2.5272in" svg:y2="0.1126in"><text:p/></draw:line><draw:line text:anchor-type="paragraph" draw:z-index="64" draw:name="Shape2" draw:style-name="gr2" draw:text-style-name="P14" svg:x1="4.3437in" svg:y1="0.3728in" svg:x2="4.3437in" svg:y2="0.1126in"><text:p/></draw:line><draw:line text:anchor-type="paragraph" draw:z-index="65" draw:name="Shape2" draw:style-name="gr2" draw:text-style-name="P14" svg:x1="6.098in" svg:y1="0.3728in" svg:x2="6.098in" svg:y2="0.1126in"><text:p/></draw:line></text:p>
      <text:p text:style-name="P2"><draw:line text:anchor-type="paragraph" draw:z-index="18" draw:name="Shape1" draw:style-name="gr1" draw:text-style-name="P14" svg:x1="0.7543in" svg:y1="0.1693in" svg:x2="6.098in" svg:y2="0.1693in"><text:p/></draw:line></text:p>
      <text:p text:style-name="P3"><text:soft-page-break/>footwear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">size</text:p>
          </table:table-cell>
          <table:table-cell table:style-name="Table11.B1" office:value-type="string">
            <text:p text:style-name="P7">item_id</text:p>
          </table:table-cell>
        </table:table-row>
      </table:table>
      <text:p text:style-name="P2"><draw:line text:anchor-type="paragraph" draw:z-index="35" draw:name="Shape2" draw:style-name="gr1" draw:text-style-name="P14" svg:x1="5.2543in" svg:y1="0.3118in" svg:x2="5.2543in" svg:y2="0.0516in"><text:p/></draw:line><draw:line text:anchor-type="paragraph" draw:z-index="66" draw:name="Shape2" draw:style-name="gr2" draw:text-style-name="P14" svg:x1="1.4626in" svg:y1="0.3118in" svg:x2="1.4626in" svg:y2="0.0516in"><text:p/></draw:line></text:p>
      <text:p text:style-name="P2"><draw:line text:anchor-type="paragraph" draw:z-index="19" draw:name="Shape1" draw:style-name="gr1" draw:text-style-name="P14" svg:x1="1.4626in" svg:y1="0.1083in" svg:x2="5.2543in" svg:y2="0.1083in"><text:p/></draw:line></text:p>
      <text:p text:style-name="P3"/>
      <text:p text:style-name="P3">has_visual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P7">item_id</text:p>
          </table:table-cell>
          <table:table-cell table:style-name="Table12.A1" office:value-type="string">
            <text:p text:style-name="P7">img_id</text:p>
          </table:table-cell>
          <table:table-cell table:style-name="Table12.C1" office:value-type="string">
            <text:p text:style-name="P11">color</text:p>
          </table:table-cell>
        </table:table-row>
      </table:table>
      <text:p text:style-name="P2"><draw:line text:anchor-type="paragraph" draw:z-index="67" draw:name="Shape2" draw:style-name="gr2" draw:text-style-name="P14" svg:x1="3.4283in" svg:y1="0.3681in" svg:x2="3.4283in" svg:y2="0.1079in"><text:p/></draw:line><draw:line text:anchor-type="paragraph" draw:z-index="68" draw:name="Shape2" draw:style-name="gr2" draw:text-style-name="P14" svg:x1="5.8272in" svg:y1="0.3681in" svg:x2="5.8272in" svg:y2="0.1079in"><text:p/></draw:line><draw:line text:anchor-type="paragraph" draw:z-index="106" draw:name="Shape2" draw:style-name="gr1" draw:text-style-name="P14" svg:x1="1.0248in" svg:y1="0.3681in" svg:x2="1.0248in" svg:y2="0.1079in"><text:p/></draw:line></text:p>
      <text:p text:style-name="P2"><draw:line text:anchor-type="paragraph" draw:z-index="20" draw:name="Shape1" draw:style-name="gr1" draw:text-style-name="P14" svg:x1="1.0252in" svg:y1="0.1646in" svg:x2="5.8272in" svg:y2="0.1646in"><text:p/></draw:line></text:p>
      <text:p text:style-name="P3"/>
      <text:p text:style-name="P3">image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img_id</text:p>
          </table:table-cell>
          <table:table-cell table:style-name="Table13.B1" office:value-type="string">
            <text:p text:style-name="P11">image</text:p>
          </table:table-cell>
        </table:table-row>
      </table:table>
      <text:p text:style-name="P2"><draw:line text:anchor-type="paragraph" draw:z-index="36" draw:name="Shape2" draw:style-name="gr1" draw:text-style-name="P14" svg:x1="1.598in" svg:y1="0.3201in" svg:x2="1.598in" svg:y2="0.0598in"><text:p/></draw:line><draw:line text:anchor-type="paragraph" draw:z-index="69" draw:name="Shape2" draw:style-name="gr2" draw:text-style-name="P14" svg:x1="5.3165in" svg:y1="0.3201in" svg:x2="5.3165in" svg:y2="0.0598in"><text:p/></draw:line></text:p>
      <text:p text:style-name="P2"><draw:line text:anchor-type="paragraph" draw:z-index="21" draw:name="Shape1" draw:style-name="gr1" draw:text-style-name="P14" svg:x1="1.598in" svg:y1="0.1165in" svg:x2="5.3169in" svg:y2="0.1165in"><text:p/></draw:line></text:p>
      <text:p text:style-name="P3">pays_with</text:p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7">username</text:p>
          </table:table-cell>
          <table:table-cell table:style-name="Table14.A1" office:value-type="string">
            <text:p text:style-name="P7">number</text:p>
          </table:table-cell>
          <table:table-cell table:style-name="Table14.C1" office:value-type="string">
            <text:p text:style-name="P7">address_id</text:p>
          </table:table-cell>
        </table:table-row>
      </table:table>
      <text:p text:style-name="P2"><draw:line text:anchor-type="paragraph" draw:z-index="108" draw:name="Shape2" draw:style-name="gr1" draw:text-style-name="P14" svg:x1="0.9728in" svg:y1="0.3555in" svg:x2="0.9728in" svg:y2="0.0953in"><text:p/></draw:line><draw:line text:anchor-type="paragraph" draw:z-index="109" draw:name="Shape2" draw:style-name="gr1" draw:text-style-name="P14" svg:x1="0.9728in" svg:y1="0.3555in" svg:x2="0.9728in" svg:y2="0.0953in"><text:p/></draw:line><draw:line text:anchor-type="paragraph" draw:z-index="110" draw:name="Shape2" draw:style-name="gr2" draw:text-style-name="P14" svg:x1="5.848in" svg:y1="0.3555in" svg:x2="5.848in" svg:y2="0.0953in"><text:p/></draw:line><draw:line text:anchor-type="paragraph" draw:z-index="111" draw:name="Shape2" draw:style-name="gr2" draw:text-style-name="P14" svg:x1="3.3791in" svg:y1="0.3555in" svg:x2="3.3791in" svg:y2="0.0953in"><text:p/></draw:line></text:p>
      <text:p text:style-name="P2"><draw:line text:anchor-type="paragraph" draw:z-index="22" draw:name="Shape1" draw:style-name="gr1" draw:text-style-name="P14" svg:x1="0.9728in" svg:y1="0.152in" svg:x2="5.848in" svg:y2="0.152in"><text:p/></draw:line></text:p>
      <text:p text:style-name="P3"/>
      <text:p text:style-name="P3">phone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">phone_number</text:p>
          </table:table-cell>
        </table:table-row>
      </table:table>
      <text:p text:style-name="P2"><draw:line text:anchor-type="paragraph" draw:z-index="107" draw:name="Shape2" draw:style-name="gr1" draw:text-style-name="P14" svg:x1="0.4626in" svg:y1="0.3598in" svg:x2="0.4626in" svg:y2="0.0996in"><text:p/></draw:line></text:p>
      <text:p text:style-name="P2"><draw:line text:anchor-type="paragraph" draw:z-index="23" draw:name="Shape1" draw:style-name="gr1" draw:text-style-name="P14" svg:x1="0.4626in" svg:y1="0.1563in" svg:x2="6.4835in" svg:y2="0.1563in"><text:p/></draw:line></text:p>
      <text:p text:style-name="P3"/>
      <text:p text:style-name="P3">rating</text:p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7">rating_id</text:p>
          </table:table-cell>
          <table:table-cell table:style-name="Table16.A1" office:value-type="string">
            <text:p text:style-name="P11">explanation</text:p>
          </table:table-cell>
          <table:table-cell table:style-name="Table16.A1" office:value-type="string">
            <text:p text:style-name="P11">value</text:p>
          </table:table-cell>
          <table:table-cell table:style-name="Table16.A1" office:value-type="string">
            <text:p text:style-name="P11">username</text:p>
          </table:table-cell>
          <table:table-cell table:style-name="Table16.E1" office:value-type="string">
            <text:p text:style-name="P11">supplier_id</text:p>
          </table:table-cell>
        </table:table-row>
      </table:table>
      <text:p text:style-name="P2"><draw:line text:anchor-type="paragraph" draw:z-index="37" draw:name="Shape2" draw:style-name="gr1" draw:text-style-name="P14" svg:x1="0.4626in" svg:y1="0.3118in" svg:x2="0.4626in" svg:y2="0.0516in"><text:p/></draw:line><draw:line text:anchor-type="paragraph" draw:z-index="70" draw:name="Shape2" draw:style-name="gr2" draw:text-style-name="P14" svg:x1="1.9835in" svg:y1="0.3118in" svg:x2="1.9835in" svg:y2="0.0516in"><text:p/></draw:line><draw:line text:anchor-type="paragraph" draw:z-index="71" draw:name="Shape2" draw:style-name="gr2" draw:text-style-name="P14" svg:x1="3.4937in" svg:y1="0.3118in" svg:x2="3.4937in" svg:y2="0.0516in"><text:p/></draw:line><draw:line text:anchor-type="paragraph" draw:z-index="72" draw:name="Shape2" draw:style-name="gr2" draw:text-style-name="P14" svg:x1="4.861in" svg:y1="0.3118in" svg:x2="4.861in" svg:y2="0.0516in"><text:p/></draw:line><draw:line text:anchor-type="paragraph" draw:z-index="73" draw:name="Shape2" draw:style-name="gr2" draw:text-style-name="P14" svg:x1="6.4835in" svg:y1="0.3118in" svg:x2="6.4835in" svg:y2="0.0516in"><text:p/></draw:line></text:p>
      <text:p text:style-name="P2"><draw:line text:anchor-type="paragraph" draw:z-index="24" draw:name="Shape1" draw:style-name="gr1" draw:text-style-name="P14" svg:x1="0.4626in" svg:y1="0.1083in" svg:x2="6.4835in" svg:y2="0.1083in"><text:p/></draw:line></text:p>
      <text:p text:style-name="P3"/>
      <text:p text:style-name="P3">register_user</text:p>
      <table:table table:name="Table17" table:style-name="Table17">
        <table:table-column table:style-name="Table17.A" table:number-columns-repeated="7"/>
        <table:table-column table:style-name="Table17.H"/>
        <table:table-row>
          <table:table-cell table:style-name="Table17.A1" office:value-type="string">
            <text:p text:style-name="P7">username</text:p>
          </table:table-cell>
          <table:table-cell table:style-name="Table17.A1" office:value-type="string">
            <text:p text:style-name="P11">password</text:p>
          </table:table-cell>
          <table:table-cell table:style-name="Table17.A1" office:value-type="string">
            <text:p text:style-name="P11">email</text:p>
          </table:table-cell>
          <table:table-cell table:style-name="Table17.A1" office:value-type="string">
            <text:p text:style-name="P11">age</text:p>
          </table:table-cell>
          <table:table-cell table:style-name="Table17.A1" office:value-type="string">
            <text:p text:style-name="P11">gender</text:p>
          </table:table-cell>
          <table:table-cell table:style-name="Table17.A1" office:value-type="string">
            <text:p text:style-name="P11">income</text:p>
          </table:table-cell>
          <table:table-cell table:style-name="Table17.A1" office:value-type="string">
            <text:p text:style-name="P11">name</text:p>
          </table:table-cell>
          <table:table-cell table:style-name="Table17.H1" office:value-type="string">
            <text:p text:style-name="P10">supplier_id</text:p>
          </table:table-cell>
        </table:table-row>
      </table:table>
      <text:p text:style-name="P2"><draw:line text:anchor-type="paragraph" draw:z-index="38" draw:name="Shape2" draw:style-name="gr1" draw:text-style-name="P14" svg:x1="0.4626in" svg:y1="0.3366in" svg:x2="0.4626in" svg:y2="0.0764in"><text:p/></draw:line><draw:line text:anchor-type="paragraph" draw:z-index="74" draw:name="Shape2" draw:style-name="gr2" draw:text-style-name="P14" svg:x1="1.2807in" svg:y1="0.3366in" svg:x2="1.2807in" svg:y2="0.0764in"><text:p/></draw:line><draw:line text:anchor-type="paragraph" draw:z-index="75" draw:name="Shape2" draw:style-name="gr2" draw:text-style-name="P14" svg:x1="2.1465in" svg:y1="0.3366in" svg:x2="2.1465in" svg:y2="0.0764in"><text:p/></draw:line><draw:line text:anchor-type="paragraph" draw:z-index="76" draw:name="Shape2" draw:style-name="gr2" draw:text-style-name="P14" svg:x1="3.0256in" svg:y1="0.3366in" svg:x2="3.0256in" svg:y2="0.0764in"><text:p/></draw:line><draw:line text:anchor-type="paragraph" draw:z-index="77" draw:name="Shape2" draw:style-name="gr2" draw:text-style-name="P14" svg:x1="3.898in" svg:y1="0.3366in" svg:x2="3.898in" svg:y2="0.0764in"><text:p/></draw:line><draw:line text:anchor-type="paragraph" draw:z-index="78" draw:name="Shape2" draw:style-name="gr2" draw:text-style-name="P14" svg:x1="4.7445in" svg:y1="0.3366in" svg:x2="4.7445in" svg:y2="0.0764in"><text:p/></draw:line><draw:line text:anchor-type="paragraph" draw:z-index="79" draw:name="Shape2" draw:style-name="gr2" draw:text-style-name="P14" svg:x1="5.6228in" svg:y1="0.3366in" svg:x2="5.6228in" svg:y2="0.0764in"><text:p/></draw:line><draw:line text:anchor-type="paragraph" draw:z-index="80" draw:name="Shape2" draw:style-name="gr2" draw:text-style-name="P14" svg:x1="6.4835in" svg:y1="0.3366in" svg:x2="6.4835in" svg:y2="0.0764in"><text:p/></draw:line></text:p>
      <text:p text:style-name="P2"><draw:line text:anchor-type="paragraph" draw:z-index="25" draw:name="Shape1" draw:style-name="gr1" draw:text-style-name="P14" svg:x1="0.4626in" svg:y1="0.1335in" svg:x2="6.4835in" svg:y2="0.1335in"><text:p/></draw:line></text:p>
      <text:p text:style-name="P3"/>
      <text:p text:style-name="P3">sale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row>
          <table:table-cell table:style-name="Table18.A1" office:value-type="string">
            <text:p text:style-name="P7">transaction_id</text:p>
          </table:table-cell>
          <table:table-cell table:style-name="Table18.A1" office:value-type="string">
            <text:p text:style-name="P11">price</text:p>
          </table:table-cell>
          <table:table-cell table:style-name="Table18.A1" office:value-type="string">
            <text:p text:style-name="P11">date</text:p>
          </table:table-cell>
          <table:table-cell table:style-name="Table18.A1" office:value-type="string">
            <text:p text:style-name="P11">au<text:span text:style-name="T2">c</text:span>tion_or_sale</text:p>
          </table:table-cell>
          <table:table-cell table:style-name="Table18.A1" office:value-type="string">
            <text:p text:style-name="P10">item_id</text:p>
          </table:table-cell>
          <table:table-cell table:style-name="Table18.A1" office:value-type="string">
            <text:p text:style-name="P10">username</text:p>
          </table:table-cell>
          <table:table-cell table:style-name="Table18.G1" office:value-type="string">
            <text:p text:style-name="P10">credit_card_number</text:p>
          </table:table-cell>
        </table:table-row>
      </table:table>
      <text:p text:style-name="P2"><draw:line text:anchor-type="paragraph" draw:z-index="39" draw:name="Shape2" draw:style-name="gr1" draw:text-style-name="P14" svg:x1="0.4626in" svg:y1="0.3307in" svg:x2="0.4626in" svg:y2="0.0705in"><text:p/></draw:line><draw:line text:anchor-type="paragraph" draw:z-index="81" draw:name="Shape2" draw:style-name="gr2" draw:text-style-name="P14" svg:x1="1.4756in" svg:y1="0.3307in" svg:x2="1.4756in" svg:y2="0.0705in"><text:p/></draw:line><draw:line text:anchor-type="paragraph" draw:z-index="82" draw:name="Shape2" draw:style-name="gr2" draw:text-style-name="P14" svg:x1="2.0937in" svg:y1="0.3307in" svg:x2="2.0937in" svg:y2="0.0705in"><text:p/></draw:line><draw:line text:anchor-type="paragraph" draw:z-index="83" draw:name="Shape2" draw:style-name="gr2" draw:text-style-name="P14" svg:x1="2.9472in" svg:y1="0.3307in" svg:x2="2.9472in" svg:y2="0.0705in"><text:p/></draw:line><draw:line text:anchor-type="paragraph" draw:z-index="84" draw:name="Shape2" draw:style-name="gr2" draw:text-style-name="P14" svg:x1="4.0209in" svg:y1="0.3307in" svg:x2="4.0209in" svg:y2="0.0705in"><text:p/></draw:line><draw:line text:anchor-type="paragraph" draw:z-index="85" draw:name="Shape2" draw:style-name="gr2" draw:text-style-name="P14" svg:x1="4.8929in" svg:y1="0.3307in" svg:x2="4.8929in" svg:y2="0.0705in"><text:p/></draw:line><draw:line text:anchor-type="paragraph" draw:z-index="86" draw:name="Shape2" draw:style-name="gr2" draw:text-style-name="P14" svg:x1="6.4819in" svg:y1="0.3307in" svg:x2="6.4819in" svg:y2="0.0705in"><text:p/></draw:line></text:p>
      <text:p text:style-name="P2"><draw:line text:anchor-type="paragraph" draw:z-index="26" draw:name="Shape1" draw:style-name="gr1" draw:text-style-name="P14" svg:x1="0.4626in" svg:y1="0.1272in" svg:x2="6.4835in" svg:y2="0.1272in"><text:p/></draw:line></text:p>
      <text:p text:style-name="P3"/>
      <text:p text:style-name="P3"/>
      <text:p text:style-name="P3"/>
      <text:p text:style-name="P3"/>
      <text:p text:style-name="P3"/>
      <text:p text:style-name="P3"><text:soft-page-break/>sales_item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column table:style-name="Table19.I"/>
        <table:table-column table:style-name="Table19.J"/>
        <table:table-column table:style-name="Table19.K"/>
        <table:table-row>
          <table:table-cell table:style-name="Table19.A1" office:value-type="string">
            <text:p text:style-name="P7">item_id</text:p>
          </table:table-cell>
          <table:table-cell table:style-name="Table19.A1" office:value-type="string">
            <text:p text:style-name="P11">count</text:p>
          </table:table-cell>
          <table:table-cell table:style-name="Table19.A1" office:value-type="string">
            <text:p text:style-name="P11">brand</text:p>
          </table:table-cell>
          <table:table-cell table:style-name="Table19.A1" office:value-type="string">
            <text:p text:style-name="P11">list_price</text:p>
          </table:table-cell>
          <table:table-cell table:style-name="Table19.A1" office:value-type="string">
            <text:p text:style-name="P11">state</text:p>
          </table:table-cell>
          <table:table-cell table:style-name="Table19.A1" office:value-type="string">
            <text:p text:style-name="P11">description</text:p>
          </table:table-cell>
          <table:table-cell table:style-name="Table19.A1" office:value-type="string">
            <text:p text:style-name="P11">name</text:p>
          </table:table-cell>
          <table:table-cell table:style-name="Table19.A1" office:value-type="string">
            <text:p text:style-name="P11">reserved_price</text:p>
          </table:table-cell>
          <table:table-cell table:style-name="Table19.A1" office:value-type="string">
            <text:p text:style-name="P11">category_id</text:p>
          </table:table-cell>
          <table:table-cell table:style-name="Table19.A1" office:value-type="string">
            <text:p text:style-name="P10">supplier_id</text:p>
          </table:table-cell>
          <table:table-cell table:style-name="Table19.K1" office:value-type="string">
            <text:p text:style-name="P10">address_id</text:p>
          </table:table-cell>
        </table:table-row>
      </table:table>
      <text:p text:style-name="P2"><draw:line text:anchor-type="paragraph" draw:z-index="40" draw:name="Shape2" draw:style-name="gr1" draw:text-style-name="P14" svg:x1="-0.3291in" svg:y1="0.3189in" svg:x2="-0.3291in" svg:y2="0.0587in"><text:p/></draw:line><draw:line text:anchor-type="paragraph" draw:z-index="87" draw:name="Shape2" draw:style-name="gr2" draw:text-style-name="P14" svg:x1="0.2236in" svg:y1="0.3189in" svg:x2="0.2236in" svg:y2="0.0587in"><text:p/></draw:line><draw:line text:anchor-type="paragraph" draw:z-index="88" draw:name="Shape2" draw:style-name="gr2" draw:text-style-name="P14" svg:x1="0.7445in" svg:y1="0.3189in" svg:x2="0.7445in" svg:y2="0.0587in"><text:p/></draw:line><draw:line text:anchor-type="paragraph" draw:z-index="89" draw:name="Shape2" draw:style-name="gr2" draw:text-style-name="P14" svg:x1="1.3244in" svg:y1="0.3189in" svg:x2="1.3244in" svg:y2="0.0587in"><text:p/></draw:line><draw:line text:anchor-type="paragraph" draw:z-index="90" draw:name="Shape2" draw:style-name="gr2" draw:text-style-name="P14" svg:x1="1.8736in" svg:y1="0.3189in" svg:x2="1.8736in" svg:y2="0.0587in"><text:p/></draw:line><draw:line text:anchor-type="paragraph" draw:z-index="91" draw:name="Shape2" draw:style-name="gr2" draw:text-style-name="P14" svg:x1="2.5366in" svg:y1="0.3189in" svg:x2="2.5366in" svg:y2="0.0587in"><text:p/></draw:line><draw:line text:anchor-type="paragraph" draw:z-index="92" draw:name="Shape2" draw:style-name="gr2" draw:text-style-name="P14" svg:x1="3.1783in" svg:y1="0.3189in" svg:x2="3.1783in" svg:y2="0.0587in"><text:p/></draw:line><draw:line text:anchor-type="paragraph" draw:z-index="93" draw:name="Shape2" draw:style-name="gr2" draw:text-style-name="P14" svg:x1="3.948in" svg:y1="0.3189in" svg:x2="3.948in" svg:y2="0.0587in"><text:p/></draw:line><draw:line text:anchor-type="paragraph" draw:z-index="94" draw:name="Shape2" draw:style-name="gr3" draw:text-style-name="P14" svg:x1="6in" svg:y1="0.3189in" svg:x2="6in" svg:y2="0.0587in"><text:p text:style-name="P14"/></draw:line><draw:line text:anchor-type="paragraph" draw:z-index="95" draw:name="Shape2" draw:style-name="gr3" draw:text-style-name="P14" svg:x1="4.9744in" svg:y1="0.3189in" svg:x2="4.9744in" svg:y2="0.0587in"><text:p/></draw:line><draw:line text:anchor-type="paragraph" draw:z-index="96" draw:name="Shape2" draw:style-name="gr3" draw:text-style-name="P14" svg:x1="6.6291in" svg:y1="0.3189in" svg:x2="6.6291in" svg:y2="0.0587in"><text:p/></draw:line></text:p>
      <text:p text:style-name="P2"><draw:line text:anchor-type="paragraph" draw:z-index="27" draw:name="Shape1" draw:style-name="gr1" draw:text-style-name="P14" svg:x1="-0.3291in" svg:y1="0.1154in" svg:x2="6.6291in" svg:y2="0.1154in"><text:p/></draw:line></text:p>
      <text:p text:style-name="P3"/>
      <text:p text:style-name="P3">supplier</text:p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P7">supplier_id</text:p>
          </table:table-cell>
          <table:table-cell table:style-name="Table20.A1" office:value-type="string">
            <text:p text:style-name="P11">email</text:p>
          </table:table-cell>
          <table:table-cell table:style-name="Table20.C1" office:value-type="string">
            <text:p text:style-name="P11">name</text:p>
          </table:table-cell>
        </table:table-row>
      </table:table>
      <text:p text:style-name="P2"><draw:line text:anchor-type="paragraph" draw:z-index="41" draw:name="Shape2" draw:style-name="gr1" draw:text-style-name="P14" svg:x1="0.8583in" svg:y1="0.3854in" svg:x2="0.8583in" svg:y2="0.1252in"><text:p/></draw:line><draw:line text:anchor-type="paragraph" draw:z-index="97" draw:name="Shape2" draw:style-name="gr3" draw:text-style-name="P14" svg:x1="5.9728in" svg:y1="0.3854in" svg:x2="5.9728in" svg:y2="0.1252in"><text:p/></draw:line><draw:line text:anchor-type="paragraph" draw:z-index="98" draw:name="Shape2" draw:style-name="gr3" draw:text-style-name="P14" svg:x1="3.2909in" svg:y1="0.3854in" svg:x2="3.2909in" svg:y2="0.1252in"><text:p/></draw:line></text:p>
      <text:p text:style-name="P2"><draw:line text:anchor-type="paragraph" draw:z-index="28" draw:name="Shape1" draw:style-name="gr1" draw:text-style-name="P14" svg:x1="0.8583in" svg:y1="0.1819in" svg:x2="5.9728in" svg:y2="0.1819in"><text:p/></draw:line></text:p>
      <text:p text:style-name="P2"/>
      <text:p text:style-name="P3"/>
      <text:p text:style-name="P3">ups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7">shipping_id</text:p>
          </table:table-cell>
          <table:table-cell table:style-name="Table21.A1" office:value-type="string">
            <text:p text:style-name="P11">shipping_date</text:p>
          </table:table-cell>
          <table:table-cell table:style-name="Table21.A1" office:value-type="string">
            <text:p text:style-name="P11">shipping_method</text:p>
          </table:table-cell>
          <table:table-cell table:style-name="Table21.D1" office:value-type="string">
            <text:p text:style-name="P11">transaction_id</text:p>
          </table:table-cell>
        </table:table-row>
      </table:table>
      <text:p text:style-name="P2"><draw:line text:anchor-type="paragraph" draw:z-index="29" draw:name="Shape1" draw:style-name="gr1" draw:text-style-name="P14" svg:x1="0.7854in" svg:y1="0.3752in" svg:x2="6.0874in" svg:y2="0.3752in"><text:p/></draw:line><draw:line text:anchor-type="paragraph" draw:z-index="42" draw:name="Shape2" draw:style-name="gr1" draw:text-style-name="P14" svg:x1="0.7854in" svg:y1="0.3748in" svg:x2="0.7854in" svg:y2="0.1146in"><text:p/></draw:line><draw:line text:anchor-type="paragraph" draw:z-index="99" draw:name="Shape2" draw:style-name="gr3" draw:text-style-name="P14" svg:x1="6.0874in" svg:y1="0.3748in" svg:x2="6.0874in" svg:y2="0.1146in"><text:p/></draw:line><draw:line text:anchor-type="paragraph" draw:z-index="100" draw:name="Shape2" draw:style-name="gr3" draw:text-style-name="P14" svg:x1="4.1602in" svg:y1="0.3748in" svg:x2="4.1602in" svg:y2="0.1146in"><text:p/></draw:line><draw:line text:anchor-type="paragraph" draw:z-index="101" draw:name="Shape2" draw:style-name="gr3" draw:text-style-name="P14" svg:x1="2.5457in" svg:y1="0.3748in" svg:x2="2.5457in" svg:y2="0.11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3:24:39.367000000</meta:creation-date>
    <dc:date>2016-10-13T16:37:14.046000000</dc:date>
    <meta:editing-duration>PT1H9M40S</meta:editing-duration>
    <meta:editing-cycles>7</meta:editing-cycles>
    <meta:generator>LibreOffice/5.1.3.2$Windows_X86_64 LibreOffice_project/644e4637d1d8544fd9f56425bd6cec110e49301b</meta:generator>
    <meta:document-statistic meta:table-count="21" meta:image-count="0" meta:object-count="0" meta:page-count="3" meta:paragraph-count="112" meta:word-count="112" meta:character-count="970" meta:non-whitespace-character-count="970"/>
  </office:meta>
</office:document-meta>
</file>